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6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![lmnrsxz])(?=[bcçdfgjpqrtv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Palavras.A1:Palavras.A8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Leonor Martins</meta:initial-creator>
    <dc:creator>Leonor Martins</dc:creator>
    <meta:creation-date>2025-01-22T14:49:42Z</meta:creation-date>
    <dc:date>2025-07-24T10:43:24Z</dc:date>
  </office:meta>
</office:document-meta>
</file>